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d2df2" officeooo:paragraph-rsid="001d2df2"/>
    </style:style>
    <style:style style:name="P2" style:family="paragraph" style:parent-style-name="Standard">
      <style:text-properties fo:font-weight="bold" officeooo:rsid="001d2df2" officeooo:paragraph-rsid="001d2df2" style:font-weight-asian="bold" style:font-weight-complex="bold"/>
    </style:style>
    <style:style style:name="P3" style:family="paragraph" style:parent-style-name="Standard">
      <style:text-properties fo:font-weight="bold" officeooo:paragraph-rsid="001d2df2" style:font-weight-asian="bold" style:font-weight-complex="bold"/>
    </style:style>
    <style:style style:name="P4" style:family="paragraph" style:parent-style-name="Standard" style:list-style-name="L1">
      <style:text-properties officeooo:paragraph-rsid="001d2df2"/>
    </style:style>
    <style:style style:name="P5" style:family="paragraph" style:parent-style-name="Standard">
      <style:text-properties officeooo:paragraph-rsid="001d2df2"/>
    </style:style>
    <style:style style:name="P6" style:family="paragraph" style:parent-style-name="Standard">
      <style:text-properties fo:font-weight="normal" officeooo:paragraph-rsid="001d2df2" style:font-weight-asian="normal" style:font-weight-complex="normal"/>
    </style:style>
    <style:style style:name="T1" style:family="text">
      <style:text-properties officeooo:rsid="001d2df2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18: Memórias Cache Parte III</text:p>
      <text:p text:style-name="P1"/>
      <text:p text:style-name="P2">Tópicos da aula</text:p>
      <text:list xml:id="list963772933" text:style-name="L1">
        <text:list-item>
          <text:p text:style-name="P4"><text:span text:style-name="T1">Mapeamento do Bloco de cache</text:span></text:p>
        </text:list-item>
        <text:list-item>
          <text:p text:style-name="P4"><text:span text:style-name="T1">Localidade Temporal e Espacial</text:span></text:p>
        </text:list-item>
        <text:list-item>
          <text:p text:style-name="P4"><text:span text:style-name="T1">Conceito de Blocking Cache</text:span></text:p>
        </text:list-item>
        <text:list-item>
          <text:p text:style-name="P4"><text:span text:style-name="T1">Exemplos</text:span></text:p>
        </text:list-item>
      </text:list>
      <text:p text:style-name="P5"/>
      <text:p text:style-name="P3">Mapeamento do Bloco<text:span text:style-name="T1">]</text:span></text:p>
      <text:p text:style-name="P3"/>
      <text:p text:style-name="P6">Para saber para qual endereço da cache será mapeado um byte</text:p>
      <text:p text:style-name="P6">específico da memória, precisamos de duas informações</text:p>
      <text:p text:style-name="P6">O endereço do bloco que contém o byte na memória de nível</text:p>
      <text:p text:style-name="P6">inferior</text:p>
      <text:p text:style-name="P6">A quantidade de blocos da cache</text:p>
      <text:p text:style-name="P6">Exemplo: considere que a cache armazena 64 blocos, com 16 bytes</text:p>
      <text:p text:style-name="P6">por bloco. Qual a posição ocupada na cache pelo byte 800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22:33:29.473987280</meta:creation-date>
    <dc:date>2023-11-28T11:09:02.234544346</dc:date>
    <meta:editing-duration>PT12H25M</meta:editing-duration>
    <meta:editing-cycles>1</meta:editing-cycles>
    <meta:document-statistic meta:table-count="0" meta:image-count="0" meta:object-count="0" meta:page-count="1" meta:paragraph-count="14" meta:word-count="89" meta:character-count="494" meta:non-whitespace-character-count="423"/>
    <meta:generator>LibreOffice/7.3.7.2$Linux_X86_64 LibreOffice_project/30$Build-2</meta:generator>
  </office:meta>
</office:document-meta>
</file>